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fo:font-style="italic" fo:font-weight="bold" officeooo:rsid="01a284b6" officeooo:paragraph-rsid="01a284b6" style:font-style-asian="italic" style:font-weight-asian="bold" style:font-style-complex="italic" style:font-weight-complex="bold"/>
    </style:style>
    <style:style style:name="P10" style:family="paragraph" style:parent-style-name="Standard">
      <style:text-properties fo:color="#000000" fo:language="fr" fo:country="FR" officeooo:rsid="000d72bc" officeooo:paragraph-rsid="0154b4dc"/>
    </style:style>
    <style:style style:name="P11" style:family="paragraph" style:parent-style-name="Standard">
      <style:text-properties fo:color="#008000" fo:language="fr" fo:country="FR" fo:font-style="normal" officeooo:rsid="012f6587" officeooo:paragraph-rsid="012f6587" style:font-style-asian="normal" style:font-style-complex="normal"/>
    </style:style>
    <style:style style:name="P12" style:family="paragraph" style:parent-style-name="Standard">
      <style:text-properties fo:color="#008000" fo:language="fr" fo:country="FR" officeooo:rsid="017c9979" officeooo:paragraph-rsid="01a5a5ff"/>
    </style:style>
    <style:style style:name="P13" style:family="paragraph" style:parent-style-name="Standard">
      <style:text-properties fo:color="#008000" fo:language="fr" fo:country="FR" officeooo:rsid="01848b6f" officeooo:paragraph-rsid="01848b6f" fo:background-color="transparent"/>
    </style:style>
    <style:style style:name="P14" style:family="paragraph" style:parent-style-name="Standard">
      <style:text-properties fo:color="#ff0000" fo:language="fr" fo:country="FR" fo:font-style="normal" officeooo:rsid="01a68ab1" officeooo:paragraph-rsid="01abd128" style:font-style-asian="normal" style:font-style-complex="normal"/>
    </style:style>
    <style:style style:name="P15" style:family="paragraph" style:parent-style-name="Standard">
      <style:text-properties fo:language="fr" fo:country="FR"/>
    </style:style>
    <style:style style:name="P16" style:family="paragraph" style:parent-style-name="Standard">
      <style:text-properties fo:language="fr" fo:country="FR" fo:font-style="italic" officeooo:rsid="000e4cf5" officeooo:paragraph-rsid="000d72bc" style:font-style-asian="italic" style:font-style-complex="italic"/>
    </style:style>
    <style:style style:name="P17" style:family="paragraph" style:parent-style-name="Standard">
      <style:text-properties fo:language="fr" fo:country="FR" fo:font-style="italic" officeooo:rsid="012b6a12" officeooo:paragraph-rsid="012b6a12" style:font-style-asian="italic" style:font-style-complex="italic"/>
    </style:style>
    <style:style style:name="P18"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19"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0"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3" style:family="paragraph" style:parent-style-name="Standard">
      <style:text-properties fo:language="fr" fo:country="FR" fo:font-style="normal" officeooo:rsid="0105ec66" officeooo:paragraph-rsid="010781a5" style:font-style-asian="normal" style:font-style-complex="normal"/>
    </style:style>
    <style:style style:name="P24" style:family="paragraph" style:parent-style-name="Standard">
      <style:text-properties fo:language="fr" fo:country="FR" fo:font-style="normal" officeooo:rsid="00656784" officeooo:paragraph-rsid="00656784" style:font-style-asian="normal" style:font-style-complex="normal"/>
    </style:style>
    <style:style style:name="P25" style:family="paragraph" style:parent-style-name="Standard">
      <style:text-properties fo:language="fr" fo:country="FR" fo:font-style="normal" officeooo:rsid="00656784" officeooo:paragraph-rsid="012f6587" style:font-style-asian="normal" style:font-style-complex="normal"/>
    </style:style>
    <style:style style:name="P26" style:family="paragraph" style:parent-style-name="Standard">
      <style:text-properties fo:language="fr" fo:country="FR" fo:font-style="normal" officeooo:rsid="00ab806d" officeooo:paragraph-rsid="00ab806d" style:font-style-asian="normal" style:font-style-complex="normal"/>
    </style:style>
    <style:style style:name="P27" style:family="paragraph" style:parent-style-name="Standard">
      <style:text-properties fo:language="fr" fo:country="FR" fo:font-style="normal" officeooo:rsid="00d312e3" officeooo:paragraph-rsid="00d312e3" style:font-style-asian="normal" style:font-style-complex="normal"/>
    </style:style>
    <style:style style:name="P28" style:family="paragraph" style:parent-style-name="Standard">
      <style:text-properties fo:language="fr" fo:country="FR" fo:font-style="normal" officeooo:rsid="00a69558" officeooo:paragraph-rsid="00a69558" style:font-style-asian="normal" style:font-style-complex="normal"/>
    </style:style>
    <style:style style:name="P29"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0" style:family="paragraph" style:parent-style-name="Standard">
      <style:text-properties fo:language="fr" fo:country="FR" fo:font-weight="bold" officeooo:rsid="0154b4dc" style:font-weight-asian="bold" style:font-weight-complex="bold"/>
    </style:style>
    <style:style style:name="P31" style:family="paragraph" style:parent-style-name="Standard">
      <style:text-properties fo:language="fr" fo:country="FR" fo:font-weight="bold" officeooo:rsid="0154b4dc" officeooo:paragraph-rsid="015c9e13" style:font-weight-asian="bold" style:font-weight-complex="bold"/>
    </style:style>
    <style:style style:name="P32" style:family="paragraph" style:parent-style-name="Standard">
      <style:text-properties fo:language="fr" fo:country="FR" fo:font-weight="bold" officeooo:rsid="007d969d" officeooo:paragraph-rsid="0154b4dc" style:font-weight-asian="bold" style:font-weight-complex="bold"/>
    </style:style>
    <style:style style:name="P33" style:family="paragraph" style:parent-style-name="Standard">
      <style:text-properties fo:language="fr" fo:country="FR" fo:font-weight="bold" officeooo:rsid="00491dbb" officeooo:paragraph-rsid="008ddffb" style:font-weight-asian="bold" style:font-weight-complex="bold"/>
    </style:style>
    <style:style style:name="P34" style:family="paragraph" style:parent-style-name="Standard">
      <style:text-properties fo:language="fr" fo:country="FR" fo:font-weight="bold" officeooo:rsid="004bd802" officeooo:paragraph-rsid="00db96a9" style:font-weight-asian="bold" style:font-weight-complex="bold"/>
    </style:style>
    <style:style style:name="P35" style:family="paragraph" style:parent-style-name="Standard">
      <style:text-properties fo:language="fr" fo:country="FR" officeooo:paragraph-rsid="008ddffb"/>
    </style:style>
    <style:style style:name="P36" style:family="paragraph" style:parent-style-name="Standard">
      <style:text-properties fo:language="fr" fo:country="FR" officeooo:paragraph-rsid="01363b41"/>
    </style:style>
    <style:style style:name="P37" style:family="paragraph" style:parent-style-name="Standard">
      <style:text-properties fo:language="fr" fo:country="FR" officeooo:rsid="00c745a4" officeooo:paragraph-rsid="00c745a4"/>
    </style:style>
    <style:style style:name="P38" style:family="paragraph" style:parent-style-name="Standard">
      <style:text-properties fo:language="fr" fo:country="FR" officeooo:paragraph-rsid="00c745a4"/>
    </style:style>
    <style:style style:name="P39" style:family="paragraph" style:parent-style-name="Standard">
      <style:text-properties fo:language="fr" fo:country="FR" fo:font-weight="normal" officeooo:rsid="0123cca6" officeooo:paragraph-rsid="0123cca6" style:font-weight-asian="normal" style:font-weight-complex="normal"/>
    </style:style>
    <style:style style:name="P40" style:family="paragraph" style:parent-style-name="Standard">
      <style:text-properties fo:language="fr" fo:country="FR" officeooo:paragraph-rsid="0123cca6"/>
    </style:style>
    <style:style style:name="P41" style:family="paragraph" style:parent-style-name="Standard">
      <style:text-properties fo:language="fr" fo:country="FR" officeooo:rsid="019553ec" officeooo:paragraph-rsid="019553ec"/>
    </style:style>
    <style:style style:name="P42" style:family="paragraph" style:parent-style-name="Standard">
      <style:text-properties style:use-window-font-color="true" fo:language="fr" fo:country="FR" officeooo:rsid="0186b560" officeooo:paragraph-rsid="0186b560"/>
    </style:style>
    <style:style style:name="P43" style:family="paragraph" style:parent-style-name="Standard">
      <style:text-properties fo:color="#c0c0c0" fo:language="fr" fo:country="FR" officeooo:paragraph-rsid="01363b41"/>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5" style:family="paragraph" style:parent-style-name="Standard">
      <style:paragraph-properties fo:break-before="page"/>
      <style:text-properties fo:color="#800080" fo:language="fr" fo:country="FR" officeooo:rsid="017b4140" officeooo:paragraph-rsid="019f4785"/>
    </style:style>
    <style:style style:name="P46" style:family="paragraph" style:parent-style-name="Text_20_body">
      <style:text-properties fo:language="fr" fo:country="FR" officeooo:rsid="0045ff88" officeooo:paragraph-rsid="0045ff88"/>
    </style:style>
    <style:style style:name="P47" style:family="paragraph" style:parent-style-name="Title">
      <style:text-properties fo:language="fr" fo:country="FR"/>
    </style:style>
    <style:style style:name="P48" style:family="paragraph" style:parent-style-name="Footnote">
      <style:text-properties fo:language="fr" fo:country="FR" officeooo:rsid="014a6b75" officeooo:paragraph-rsid="014a6b75"/>
    </style:style>
    <style:style style:name="P49" style:family="paragraph" style:parent-style-name="Standard" style:list-style-name="L1">
      <style:text-properties fo:color="#008000" fo:language="fr" fo:country="FR" officeooo:rsid="01848b6f" officeooo:paragraph-rsid="01848b6f" fo:background-color="transparent"/>
    </style:style>
    <style:style style:name="P50" style:family="paragraph" style:parent-style-name="Standard" style:list-style-name="L1">
      <style:text-properties fo:color="#008000" fo:language="fr" fo:country="FR" officeooo:rsid="01848b75" officeooo:paragraph-rsid="01848b75" fo:background-color="transparent"/>
    </style:style>
    <style:style style:name="P51" style:family="paragraph" style:parent-style-name="Standard" style:list-style-name="L7">
      <style:text-properties fo:color="#008000" fo:language="fr" fo:country="FR" officeooo:rsid="012b6a12" officeooo:paragraph-rsid="012b6a12"/>
    </style:style>
    <style:style style:name="P52"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3"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4" style:family="paragraph" style:parent-style-name="Standard" style:list-style-name="L8">
      <style:text-properties fo:color="#008000" fo:language="fr" fo:country="FR" officeooo:rsid="017c9979" officeooo:paragraph-rsid="0192bacd"/>
    </style:style>
    <style:style style:name="P55" style:family="paragraph" style:parent-style-name="Standard" style:list-style-name="L8">
      <style:text-properties fo:color="#008000" fo:language="fr" fo:country="FR" officeooo:rsid="017c9979" officeooo:paragraph-rsid="01a5a5ff"/>
    </style:style>
    <style:style style:name="P56" style:family="paragraph" style:parent-style-name="Standard" style:list-style-name="L8">
      <style:text-properties fo:color="#008000" officeooo:paragraph-rsid="0189eb43"/>
    </style:style>
    <style:style style:name="P57" style:family="paragraph" style:parent-style-name="Standard" style:list-style-name="L2">
      <style:text-properties fo:language="fr" fo:country="FR" officeooo:paragraph-rsid="0154b4dc"/>
    </style:style>
    <style:style style:name="P58" style:family="paragraph" style:parent-style-name="Standard" style:list-style-name="L3">
      <style:text-properties fo:language="fr" fo:country="FR" officeooo:paragraph-rsid="0154b4dc"/>
    </style:style>
    <style:style style:name="P59"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0"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1" style:family="paragraph" style:parent-style-name="Standard" style:list-style-name="L5">
      <style:text-properties fo:language="fr" fo:country="FR" officeooo:rsid="00f66beb" officeooo:paragraph-rsid="013a37ac"/>
    </style:style>
    <style:style style:name="P62" style:family="paragraph" style:parent-style-name="Standard" style:list-style-name="L5">
      <style:text-properties fo:language="fr" fo:country="FR" officeooo:rsid="00f66beb" officeooo:paragraph-rsid="00f66beb"/>
    </style:style>
    <style:style style:name="P63" style:family="paragraph" style:parent-style-name="Standard" style:list-style-name="L5">
      <style:text-properties fo:language="fr" fo:country="FR" officeooo:rsid="0043a3e1" officeooo:paragraph-rsid="008ddffb"/>
    </style:style>
    <style:style style:name="P64"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65" style:family="paragraph" style:parent-style-name="Standard" style:list-style-name="L5">
      <style:text-properties fo:language="fr" fo:country="FR" officeooo:rsid="0014dff0" officeooo:paragraph-rsid="008ddffb"/>
    </style:style>
    <style:style style:name="P66" style:family="paragraph" style:parent-style-name="Standard" style:list-style-name="L7">
      <style:text-properties fo:language="fr" fo:country="FR" officeooo:rsid="0014dff0" officeooo:paragraph-rsid="012b6a12"/>
    </style:style>
    <style:style style:name="P67" style:family="paragraph" style:parent-style-name="Standard" style:list-style-name="L7">
      <style:text-properties fo:language="fr" fo:country="FR" officeooo:rsid="0014dff0" officeooo:paragraph-rsid="00f66beb"/>
    </style:style>
    <style:style style:name="P68" style:family="paragraph" style:parent-style-name="Standard" style:list-style-name="L6">
      <style:text-properties fo:language="fr" fo:country="FR" fo:font-weight="bold" officeooo:rsid="004755b5" officeooo:paragraph-rsid="008ddffb" style:font-weight-asian="bold" style:font-weight-complex="bold"/>
    </style:style>
    <style:style style:name="P69" style:family="paragraph" style:parent-style-name="Standard" style:list-style-name="L7">
      <style:text-properties fo:language="fr" fo:country="FR" officeooo:rsid="0069f73b" officeooo:paragraph-rsid="008ddffb"/>
    </style:style>
    <style:style style:name="P70" style:family="paragraph" style:parent-style-name="Standard" style:list-style-name="L7">
      <style:text-properties fo:language="fr" fo:country="FR" officeooo:rsid="006bb004" officeooo:paragraph-rsid="008ddffb"/>
    </style:style>
    <style:style style:name="P71" style:family="paragraph" style:parent-style-name="Standard" style:list-style-name="L7">
      <style:text-properties fo:language="fr" fo:country="FR" officeooo:rsid="006bb004" officeooo:paragraph-rsid="016f3e06"/>
    </style:style>
    <style:style style:name="P72" style:family="paragraph" style:parent-style-name="Standard" style:list-style-name="L7">
      <style:text-properties fo:language="fr" fo:country="FR" officeooo:rsid="012b6a12" officeooo:paragraph-rsid="012b6a12"/>
    </style:style>
    <style:style style:name="P73" style:family="paragraph" style:parent-style-name="Standard" style:list-style-name="L7">
      <style:text-properties fo:language="fr" fo:country="FR" officeooo:rsid="006d258c" officeooo:paragraph-rsid="008ddffb"/>
    </style:style>
    <style:style style:name="P74" style:family="paragraph" style:parent-style-name="Standard" style:list-style-name="L9">
      <style:text-properties fo:language="fr" fo:country="FR" officeooo:paragraph-rsid="00bcf22c"/>
    </style:style>
    <style:style style:name="P75" style:family="paragraph" style:parent-style-name="Standard" style:list-style-name="L9">
      <style:text-properties fo:language="fr" fo:country="FR" officeooo:paragraph-rsid="00be9ff5"/>
    </style:style>
    <style:style style:name="P76" style:family="paragraph" style:parent-style-name="Standard" style:list-style-name="L12">
      <style:text-properties fo:language="fr" fo:country="FR" officeooo:rsid="017c9979" officeooo:paragraph-rsid="019f4785"/>
    </style:style>
    <style:style style:name="P77"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78" style:family="paragraph" style:parent-style-name="Standard">
      <style:text-properties fo:color="#000000" fo:language="fr" fo:country="FR" officeooo:rsid="0092fb44" officeooo:paragraph-rsid="01ab9404"/>
    </style:style>
    <style:style style:name="P79" style:family="paragraph" style:parent-style-name="Standard" style:list-style-name="L7">
      <style:text-properties fo:color="#ff0000" fo:language="fr" fo:country="FR" officeooo:rsid="00f66beb" officeooo:paragraph-rsid="00f66beb"/>
    </style:style>
    <style:style style:name="P80"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1"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2"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3" style:family="paragraph" style:parent-style-name="Standard" style:list-style-name="L11">
      <style:text-properties fo:color="#800080" fo:language="fr" fo:country="FR" officeooo:rsid="00611297" officeooo:paragraph-rsid="019f4785"/>
    </style:style>
    <style:style style:name="P84" style:family="paragraph" style:parent-style-name="Standard" style:list-style-name="L11">
      <style:text-properties fo:color="#800080" fo:language="fr" fo:country="FR" officeooo:rsid="017396a5" officeooo:paragraph-rsid="019f4785"/>
    </style:style>
    <style:style style:name="P85" style:family="paragraph" style:parent-style-name="Standard" style:list-style-name="L11">
      <style:text-properties fo:color="#800080" fo:language="fr" fo:country="FR" officeooo:rsid="0171cc62" officeooo:paragraph-rsid="019f4785"/>
    </style:style>
    <style:style style:name="P86" style:family="paragraph" style:parent-style-name="Standard" style:list-style-name="L11">
      <style:text-properties fo:color="#800080" fo:language="fr" fo:country="FR" officeooo:rsid="015c9e13" officeooo:paragraph-rsid="019f4785"/>
    </style:style>
    <style:style style:name="P87" style:family="paragraph" style:parent-style-name="Standard" style:list-style-name="L12">
      <style:text-properties fo:color="#808000" fo:language="fr" fo:country="FR" officeooo:rsid="017c9979" officeooo:paragraph-rsid="019f4785"/>
    </style:style>
    <style:style style:name="P88" style:family="paragraph" style:parent-style-name="Standard">
      <style:text-properties officeooo:paragraph-rsid="01c1d785"/>
    </style:style>
    <style:style style:name="P89" style:family="paragraph" style:parent-style-name="Heading_20_1">
      <style:text-properties fo:language="fr" fo:country="FR"/>
    </style:style>
    <style:style style:name="P90" style:family="paragraph" style:parent-style-name="Heading_20_1">
      <style:text-properties fo:color="#000000" fo:language="fr" fo:country="FR"/>
    </style:style>
    <style:style style:name="P91" style:family="paragraph" style:parent-style-name="Heading_20_1">
      <style:text-properties fo:color="#000000" fo:language="fr" fo:country="FR" officeooo:paragraph-rsid="0154b4dc"/>
    </style:style>
    <style:style style:name="P92" style:family="paragraph" style:parent-style-name="Heading_20_1">
      <style:paragraph-properties fo:break-before="page"/>
      <style:text-properties fo:language="fr" fo:country="FR" officeooo:rsid="00656784" officeooo:paragraph-rsid="00656784"/>
    </style:style>
    <style:style style:name="P93" style:family="paragraph" style:parent-style-name="Heading_20_3">
      <style:text-properties fo:language="fr" fo:country="FR"/>
    </style:style>
    <style:style style:name="P94"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officeooo:rsid="003df9a9"/>
    </style:style>
    <style:style style:name="T81" style:family="text">
      <style:text-properties fo:font-style="italic" style:font-style-asian="italic" style:font-style-complex="italic"/>
    </style:style>
    <style:style style:name="T82" style:family="text">
      <style:text-properties fo:font-style="italic" officeooo:rsid="00656784"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officeooo:rsid="00656784" style:font-style-asian="italic" style:font-style-complex="italic"/>
    </style:style>
    <style:style style:name="T140" style:family="text">
      <style:text-properties fo:color="#008000" fo:font-style="italic" style:text-underline-style="none" style:font-style-asian="italic" style:font-style-complex="italic"/>
    </style:style>
    <style:style style:name="T141" style:family="text">
      <style:text-properties fo:color="#008000" officeooo:rsid="013c2820"/>
    </style:style>
    <style:style style:name="T142" style:family="text">
      <style:text-properties fo:color="#008000" officeooo:rsid="014ca427"/>
    </style:style>
    <style:style style:name="T143" style:family="text">
      <style:text-properties fo:color="#008000" officeooo:rsid="014c20e4"/>
    </style:style>
    <style:style style:name="T144" style:family="text">
      <style:text-properties fo:color="#008000" officeooo:rsid="01591849"/>
    </style:style>
    <style:style style:name="T145" style:family="text">
      <style:text-properties fo:color="#008000" officeooo:rsid="00acd4b8"/>
    </style:style>
    <style:style style:name="T146" style:family="text">
      <style:text-properties fo:color="#008000" officeooo:rsid="0067230d"/>
    </style:style>
    <style:style style:name="T147" style:family="text">
      <style:text-properties fo:color="#008000" officeooo:rsid="00acb723"/>
    </style:style>
    <style:style style:name="T148" style:family="text">
      <style:text-properties fo:color="#008000" officeooo:rsid="012f7903"/>
    </style:style>
    <style:style style:name="T149" style:family="text">
      <style:text-properties fo:color="#008000" officeooo:rsid="00656784"/>
    </style:style>
    <style:style style:name="T150" style:family="text">
      <style:text-properties fo:color="#008000" officeooo:rsid="013a37ac"/>
    </style:style>
    <style:style style:name="T151" style:family="text">
      <style:text-properties fo:color="#008000" officeooo:rsid="016f3e06"/>
    </style:style>
    <style:style style:name="T152" style:family="text">
      <style:text-properties fo:color="#008000" officeooo:rsid="015e628b"/>
    </style:style>
    <style:style style:name="T153" style:family="text">
      <style:text-properties fo:color="#008000" officeooo:rsid="01b873a3"/>
    </style:style>
    <style:style style:name="T154" style:family="text">
      <style:text-properties fo:color="#008000" fo:language="fr" fo:country="FR" fo:font-style="normal" officeooo:rsid="00656784" style:font-style-asian="normal" style:font-style-complex="normal"/>
    </style:style>
    <style:style style:name="T155" style:family="text">
      <style:text-properties fo:color="#008000" fo:language="fr" fo:country="FR" fo:font-style="italic" officeooo:rsid="00656784" style:font-style-asian="italic" style:font-style-complex="italic"/>
    </style:style>
    <style:style style:name="T156" style:family="text">
      <style:text-properties officeooo:rsid="00f40c5b"/>
    </style:style>
    <style:style style:name="T157" style:family="text">
      <style:text-properties officeooo:rsid="00f66beb"/>
    </style:style>
    <style:style style:name="T158" style:family="text">
      <style:text-properties fo:font-weight="bold" style:font-weight-asian="bold" style:font-weight-complex="bold"/>
    </style:style>
    <style:style style:name="T159" style:family="text">
      <style:text-properties fo:font-weight="bold" officeooo:rsid="005f7eb3" style:font-weight-asian="bold" style:font-weight-complex="bold"/>
    </style:style>
    <style:style style:name="T160" style:family="text">
      <style:text-properties fo:font-weight="bold" officeooo:rsid="0014dff0" style:font-weight-asian="bold" style:font-weight-complex="bold"/>
    </style:style>
    <style:style style:name="T161" style:family="text">
      <style:text-properties fo:font-weight="bold" officeooo:rsid="004755b5" style:font-weight-asian="bold" style:font-weight-complex="bold"/>
    </style:style>
    <style:style style:name="T162" style:family="text">
      <style:text-properties fo:font-weight="bold" officeooo:rsid="01125290" style:font-weight-asian="bold" style:font-weight-complex="bold"/>
    </style:style>
    <style:style style:name="T163" style:family="text">
      <style:text-properties fo:font-weight="bold" officeooo:rsid="011ba534" style:font-weight-asian="bold" style:font-weight-complex="bold"/>
    </style:style>
    <style:style style:name="T164" style:family="text">
      <style:text-properties fo:font-weight="bold" officeooo:rsid="0154b4dc" style:font-weight-asian="bold" style:font-weight-complex="bold"/>
    </style:style>
    <style:style style:name="T165" style:family="text">
      <style:text-properties officeooo:rsid="00f758e6"/>
    </style:style>
    <style:style style:name="T166" style:family="text">
      <style:text-properties officeooo:rsid="00f91845"/>
    </style:style>
    <style:style style:name="T167" style:family="text">
      <style:text-properties officeooo:rsid="01058700"/>
    </style:style>
    <style:style style:name="T168" style:family="text">
      <style:text-properties officeooo:rsid="010df51d"/>
    </style:style>
    <style:style style:name="T169" style:family="text">
      <style:text-properties officeooo:rsid="010fe526"/>
    </style:style>
    <style:style style:name="T170" style:family="text">
      <style:text-properties officeooo:rsid="0111be0d"/>
    </style:style>
    <style:style style:name="T171" style:family="text">
      <style:text-properties officeooo:rsid="01196ac2"/>
    </style:style>
    <style:style style:name="T172" style:family="text">
      <style:text-properties officeooo:rsid="011e6eaa"/>
    </style:style>
    <style:style style:name="T173" style:family="text">
      <style:text-properties style:text-line-through-style="none" style:text-line-through-type="none" officeooo:rsid="0014dff0"/>
    </style:style>
    <style:style style:name="T174" style:family="text">
      <style:text-properties style:text-line-through-style="none" style:text-line-through-type="none" officeooo:rsid="005ea38d"/>
    </style:style>
    <style:style style:name="T175" style:family="text">
      <style:text-properties style:text-line-through-style="none" style:text-line-through-type="none" officeooo:rsid="011fcc30"/>
    </style:style>
    <style:style style:name="T176" style:family="text">
      <style:text-properties officeooo:rsid="011fcc30"/>
    </style:style>
    <style:style style:name="T177" style:family="text">
      <style:text-properties officeooo:rsid="01226492"/>
    </style:style>
    <style:style style:name="T178" style:family="text">
      <style:text-properties officeooo:rsid="00656784"/>
    </style:style>
    <style:style style:name="T179" style:family="text">
      <style:text-properties fo:color="#000000" officeooo:rsid="0092fb44" fo:background-color="transparent" loext:char-shading-value="0"/>
    </style:style>
    <style:style style:name="T180" style:family="text">
      <style:text-properties fo:color="#000000" officeooo:rsid="01363b41" fo:background-color="transparent" loext:char-shading-value="0"/>
    </style:style>
    <style:style style:name="T181" style:family="text">
      <style:text-properties fo:color="#000000" fo:font-style="normal" officeooo:rsid="007dadbf" style:font-style-asian="normal" style:font-style-complex="normal"/>
    </style:style>
    <style:style style:name="T182" style:family="text">
      <style:text-properties fo:color="#000000" fo:font-style="normal" officeooo:rsid="009716e8" style:font-style-asian="normal" style:font-style-complex="normal"/>
    </style:style>
    <style:style style:name="T183" style:family="text">
      <style:text-properties fo:color="#000000" fo:font-style="normal" officeooo:rsid="0097391f" style:font-style-asian="normal" style:font-style-complex="normal"/>
    </style:style>
    <style:style style:name="T184" style:family="text">
      <style:text-properties fo:color="#000000" officeooo:rsid="007dadbf"/>
    </style:style>
    <style:style style:name="T185" style:family="text">
      <style:text-properties officeooo:rsid="01397b52"/>
    </style:style>
    <style:style style:name="T186" style:family="text">
      <style:text-properties officeooo:rsid="013a37ac"/>
    </style:style>
    <style:style style:name="T187" style:family="text">
      <style:text-properties officeooo:rsid="013c2820"/>
    </style:style>
    <style:style style:name="T188" style:family="text">
      <style:text-properties officeooo:rsid="0140accb"/>
    </style:style>
    <style:style style:name="T189" style:family="text">
      <style:text-properties officeooo:rsid="01451b12"/>
    </style:style>
    <style:style style:name="T190" style:family="text">
      <style:text-properties officeooo:rsid="014868c8"/>
    </style:style>
    <style:style style:name="T191" style:family="text">
      <style:text-properties officeooo:rsid="014c20e4"/>
    </style:style>
    <style:style style:name="T192" style:family="text">
      <style:text-properties officeooo:rsid="014e1bc6"/>
    </style:style>
    <style:style style:name="T193" style:family="text">
      <style:text-properties fo:color="#ff0000" officeooo:rsid="003df9a9"/>
    </style:style>
    <style:style style:name="T194" style:family="text">
      <style:text-properties fo:color="#ff0000" officeooo:rsid="00f66beb"/>
    </style:style>
    <style:style style:name="T195"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6" style:family="text">
      <style:text-properties fo:color="#ff0000" fo:font-style="normal" officeooo:rsid="01a678df" style:font-style-asian="normal" style:font-style-complex="normal"/>
    </style:style>
    <style:style style:name="T197" style:family="text">
      <style:text-properties officeooo:rsid="0154b4dc"/>
    </style:style>
    <style:style style:name="T198" style:family="text">
      <style:text-properties officeooo:rsid="015c9e13"/>
    </style:style>
    <style:style style:name="T199" style:family="text">
      <style:text-properties officeooo:rsid="016f3e06"/>
    </style:style>
    <style:style style:name="T200" style:family="text">
      <style:text-properties officeooo:rsid="017078a3"/>
    </style:style>
    <style:style style:name="T201" style:family="text">
      <style:text-properties officeooo:rsid="0171dd32"/>
    </style:style>
    <style:style style:name="T202" style:family="text">
      <style:text-properties officeooo:rsid="017396a5"/>
    </style:style>
    <style:style style:name="T203" style:family="text">
      <style:text-properties officeooo:rsid="01748c06"/>
    </style:style>
    <style:style style:name="T204" style:family="text">
      <style:text-properties officeooo:rsid="01765db0"/>
    </style:style>
    <style:style style:name="T205" style:family="text">
      <style:text-properties fo:color="#808000"/>
    </style:style>
    <style:style style:name="T206" style:family="text">
      <style:text-properties fo:color="#808000" officeooo:rsid="017f67b3"/>
    </style:style>
    <style:style style:name="T207" style:family="text">
      <style:text-properties fo:color="#808000" officeooo:rsid="0182f322"/>
    </style:style>
    <style:style style:name="T208" style:family="text">
      <style:text-properties officeooo:rsid="017f67b3"/>
    </style:style>
    <style:style style:name="T209" style:family="text">
      <style:text-properties officeooo:rsid="018037d1"/>
    </style:style>
    <style:style style:name="T210" style:family="text">
      <style:text-properties officeooo:rsid="01840bea"/>
    </style:style>
    <style:style style:name="T211" style:family="text">
      <style:text-properties fo:language="fr" fo:country="FR" fo:font-style="normal" fo:font-weight="normal" officeooo:rsid="0189eb43" style:font-style-asian="normal" style:font-weight-asian="normal" style:font-style-complex="normal" style:font-weight-complex="normal"/>
    </style:style>
    <style:style style:name="T212" style:family="text">
      <style:text-properties fo:language="fr" fo:country="FR" fo:font-style="normal" fo:font-weight="normal" officeooo:rsid="017c9979" style:font-style-asian="normal" style:font-weight-asian="normal" style:font-style-complex="normal" style:font-weight-complex="normal"/>
    </style:style>
    <style:style style:name="T213" style:family="text">
      <style:text-properties fo:language="fr" fo:country="FR" fo:font-style="normal" fo:font-weight="normal" officeooo:rsid="018c55d4" style:font-style-asian="normal" style:font-weight-asian="normal" style:font-style-complex="normal" style:font-weight-complex="normal"/>
    </style:style>
    <style:style style:name="T214" style:family="text">
      <style:text-properties fo:language="fr" fo:country="FR" fo:font-style="normal" fo:font-weight="normal" officeooo:rsid="018cb9b7" style:font-style-asian="normal" style:font-weight-asian="normal" style:font-style-complex="normal" style:font-weight-complex="normal"/>
    </style:style>
    <style:style style:name="T215" style:family="text">
      <style:text-properties fo:language="fr" fo:country="FR" fo:font-style="normal" officeooo:rsid="012f6587" style:font-style-asian="normal" style:font-style-complex="normal"/>
    </style:style>
    <style:style style:name="T216" style:family="text">
      <style:text-properties fo:language="fr" fo:country="FR" fo:font-style="normal" officeooo:rsid="00656784" style:font-style-asian="normal" style:font-style-complex="normal"/>
    </style:style>
    <style:style style:name="T217" style:family="text">
      <style:text-properties fo:language="fr" fo:country="FR" fo:font-style="normal" officeooo:rsid="01c27f7f" style:font-style-asian="normal" style:font-style-complex="normal"/>
    </style:style>
    <style:style style:name="T218" style:family="text">
      <style:text-properties fo:language="fr" fo:country="FR" fo:font-style="normal" officeooo:rsid="01c28933" style:font-style-asian="normal" style:font-style-complex="normal"/>
    </style:style>
    <style:style style:name="T219" style:family="text">
      <style:text-properties fo:language="fr" fo:country="FR" fo:font-style="italic" officeooo:rsid="00656784" style:font-style-asian="italic" style:font-style-complex="italic"/>
    </style:style>
    <style:style style:name="T220" style:family="text">
      <style:text-properties officeooo:rsid="01848b75"/>
    </style:style>
    <style:style style:name="T221" style:family="text">
      <style:text-properties officeooo:rsid="0171cc62"/>
    </style:style>
    <style:style style:name="T222" style:family="text">
      <style:text-properties officeooo:rsid="01880fa8"/>
    </style:style>
    <style:style style:name="T223" style:family="text">
      <style:text-properties officeooo:rsid="0194a961"/>
    </style:style>
    <style:style style:name="T224" style:family="text">
      <style:text-properties officeooo:rsid="019553ec"/>
    </style:style>
    <style:style style:name="T225" style:family="text">
      <style:text-properties style:use-window-font-color="true"/>
    </style:style>
    <style:style style:name="T226" style:family="text">
      <style:text-properties style:use-window-font-color="true" officeooo:rsid="01981645"/>
    </style:style>
    <style:style style:name="T227" style:family="text">
      <style:text-properties style:use-window-font-color="true" officeooo:rsid="01986f68"/>
    </style:style>
    <style:style style:name="T228" style:family="text">
      <style:text-properties style:use-window-font-color="true" fo:font-style="normal" fo:font-weight="normal" officeooo:rsid="0189eb43" style:font-style-asian="normal" style:font-weight-asian="normal" style:font-style-complex="normal" style:font-weight-complex="normal"/>
    </style:style>
    <style:style style:name="T229" style:family="text">
      <style:text-properties style:use-window-font-color="true" fo:font-style="normal" fo:font-weight="normal" officeooo:rsid="01942752" style:font-style-asian="normal" style:font-weight-asian="normal" style:font-style-complex="normal" style:font-weight-complex="normal"/>
    </style:style>
    <style:style style:name="T230" style:family="text">
      <style:text-properties style:use-window-font-color="true" fo:font-style="normal" fo:font-weight="normal" officeooo:rsid="01a5a5ff" style:font-style-asian="normal" style:font-weight-asian="normal" style:font-style-complex="normal" style:font-weight-complex="normal"/>
    </style:style>
    <style:style style:name="T231" style:family="text">
      <style:text-properties style:use-window-font-color="true" officeooo:rsid="01a68307"/>
    </style:style>
    <style:style style:name="T232" style:family="text">
      <style:text-properties officeooo:rsid="01981645"/>
    </style:style>
    <style:style style:name="T233" style:family="text">
      <style:text-properties officeooo:rsid="01a7f5c2"/>
    </style:style>
    <style:style style:name="T234" style:family="text">
      <style:text-properties officeooo:rsid="01a8da29"/>
    </style:style>
    <style:style style:name="T235" style:family="text">
      <style:text-properties officeooo:rsid="01ac653f"/>
    </style:style>
    <style:style style:name="T236" style:family="text">
      <style:text-properties officeooo:rsid="01b19a0e"/>
    </style:style>
    <style:style style:name="T237" style:family="text">
      <style:text-properties officeooo:rsid="01ba66fd"/>
    </style:style>
    <style:style style:name="T238" style:family="text">
      <style:text-properties officeooo:rsid="01c01fda"/>
    </style:style>
    <style:style style:name="T239" style:family="text">
      <style:text-properties fo:color="#3237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itre ?</text:p>
      <text:p text:style-name="P46">Méthode d'ordre élevé pour le suivi de surface et la déformation de maillage...</text:p>
      <text:h text:style-name="P89" text:outline-level="1">Introduction</text:h>
      <text:p text:style-name="P15"><text:span text:style-name="T152">Contexte </text:span><text:span text:style-name="T128">interface</text:span><text:span text:style-name="T129">s</text:span><text:span text:style-name="T128"> en propagation</text:span><text:span text:style-name="T152">, d</text:span><text:span text:style-name="T113">escription/formulation </text:span><text:span text:style-name="T124">du problème → </text:span><text:span text:style-name="T132">formulation lagrangienne classique → ambigui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6">(références)</text:span></text:p>
      <text:p text:style-name="P15"><text:span text:style-name="T200">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9"><text:span text:style-name="T2">E</text:span><text:span text:style-name="T1">tat de l'art</text:span></text:p>
      <text:p text:style-name="P13">2 façons de traiter l'interface :</text:p>
      <text:list xml:id="list6168980530250557222" text:style-name="L1">
        <text:list-item>
          <text:p text:style-name="P49">point de vue eulérien → représentation implicite</text:p>
          <text:list>
            <text:list-item>
              <text:p text:style-name="P50">ex : level-set, VOF, interfaces diffuses, ...</text:p>
            </text:list-item>
            <text:list-item>
              <text:p text:style-name="P50">+ : <text:span text:style-name="T221">formulation simple, facilement généralisable à n dimensions, supporte naturellement les changements topologiques de l'interface </text:span>→ bien adapté <text:span text:style-name="T236">(voire réservé)</text:span> aux interfaces <text:span text:style-name="T81">fluide-fluide</text:span></text:p>
            </text:list-item>
            <text:list-item>
              <text:p text:style-name="P50">- : <text:span text:style-name="T221">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49">po<text:span text:style-name="T220">int</text:span> de vue lagrangien → représentation explicite</text:p>
          <text:list>
            <text:list-item>
              <text:p text:style-name="P50">ex : front-tracking, face-offsetting, high-order, ...</text:p>
            </text:list-item>
            <text:list-item>
              <text:p text:style-name="P50">+ : <text:span text:style-name="T221">fine résolution des quantités géométriques, application directe et précise des conditions aux limites</text:span></text:p>
            </text:list-item>
            <text:list-item>
              <text:p text:style-name="P50">- : s<text:span text:style-name="T202">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4"/>
      <text:p text:style-name="P14"><text:span text:style-name="T233">type de problèmes visés, </text:span>motivation high-order, BREP</text:p>
      <text:p text:style-name="P42"><text:span text:style-name="T224">Dans cette thèse, </text:span>focus sur <text:span text:style-name="T224">problèmes où </text:span>interface = frontière (solide, <text:span text:style-name="T222">déformable</text:span>) d'un domaine fluide =&gt; <text:span text:style-name="T232">interface </text:span><text:span text:style-name="T81">piecewise</text:span> smooth, <text:span text:style-name="T232">déformations modérées, peu de changements de topologie =&gt; </text:span><text:span text:style-name="T31">on privilégie </text:span><text:span text:style-name="T33">la description</text:span><text:span text:style-name="T31"> </text:span><text:span text:style-name="T32">lagrangienne</text:span></text:p>
      <text:p text:style-name="P41"><text:span text:style-name="T225">dans ces applications </text:span><text:span text:style-name="T231">(industrielles)</text:span><text:span text:style-name="T225">, la définition de la géométrie </text:span><text:span text:style-name="T226">initiale</text:span><text:span text:style-name="T225"> passe par une phase de CAO →</text:span><text:span text:style-name="T227">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3"/>
      <text:p text:style-name="P23"/>
      <text:p text:style-name="P23"/>
      <text:p text:style-name="P23"/>
      <text:p text:style-name="P17">Plan de la thèse...</text:p>
      <text:p text:style-name="P16"/>
      <text:h text:style-name="P90" text:outline-level="1"><text:soft-page-break/>Démarche</text:h>
      <text:p text:style-name="P5">Chapitres…</text:p>
      <text:p text:style-name="P31">1. [Elaboration d'un] algorithme pour la propagation d'une surface [dans le formalisme BREP]/[régulière par morceaux]</text:p>
      <text:p text:style-name="P32"><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29"><text:span text:style-name="T86">Pour cela :</text:span><text:span text:style-name="T99"> </text:span></text:p>
      <text:list xml:id="list5367888746580382783" text:style-name="L2">
        <text:list-item>
          <text:p text:style-name="P57"><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8648414254156908904" text:style-name="L3">
        <text:list-item>
          <text:list>
            <text:list-item>
              <text:p text:style-name="P58"><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59">pour les faces : face vis-à-vis sur <text:span text:style-name="T111">l'EdS </text:span>(→ <text:span text:style-name="T171">formulation/paramétrisation </text:span>"extension" canal surfaces <text:span text:style-name="T136">["</text:span><text:span text:style-name="T137">Boundary surface recovery from skeleton curves and surfaces</text:span><text:span text:style-name="T136">", Gelston (1993)]</text:span>, <text:span text:style-name="T187">différence avec le simple transport explicite suivant la normale </text:span><text:span text:style-name="T141">[Thèse Jiao</text:span><text:span text:style-name="T144">]</text:span>).</text:p>
            </text:list-item>
          </text:list>
        </text:list-item>
        <text:list-item>
          <text:p text:style-name="P58"><text:span text:style-name="T67">e</text:span><text:span text:style-name="T46">nsuite, application de la condition d'entropie : résolution des auto-intersections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18"><text:span text:style-name="T184">Transition :</text:span><text:span text:style-name="T181"> il faut maintenant faire le choix d'une méthode numérique (à la fois robuste, précis</text:span><text:span text:style-name="T182">e</text:span><text:span text:style-name="T181"> et </text:span><text:span text:style-name="T183">nécessitant un faible</text:span><text:span text:style-name="T181"> temps de calcul) pour appliquer cet algorithme de façon pratique.</text:span></text:p>
      <text:list xml:id="list8388262483269304114" text:style-name="L4">
        <text:list-header>
          <text:p text:style-name="P77"/>
        </text:list-header>
      </text:list>
      <text:p text:style-name="P30">2. Méthode [(pseudo-)spectrale]/[d'ordre élevé] pour le suivi d'un [patch rectangulaire de surface]/[carreau paramétrique]</text:p>
      <text:p text:style-name="P20">Objectif :<text:span text:style-name="T1"> </text:span><text:span text:style-name="T8">mettre au point une méthode numérique </text:span><text:span text:style-name="T9">(discrétisations spatiale et temporelle)</text:span></text:p>
      <text:p text:style-name="P20"><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4">Pour cela :<text:span text:style-name="T1"> </text:span></text:p>
      <text:list xml:id="list654282757441744726" text:style-name="L5">
        <text:list-item>
          <text:p text:style-name="P61">Méthode pseudo-spectrale <text:span text:style-name="T150">(</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50">)</text:span><text:span text:style-name="T186"> </text:span>basée sur le <text:span text:style-name="T165">transport/suivi</text:span> lagrangien de marqueurs/points de collocation </text:p>
        </text:list-item>
        <text:list-item>
          <text:p text:style-name="P63"><text:span text:style-name="T157">choix des fonctions de bases : </text:span>polynômes <text:span text:style-name="T157">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4"><text:span text:style-name="T1">intégration temporelle classique </text:span><text:span text:style-name="T4">s</text:span><text:span text:style-name="T1">i le champ de vecteur vitesse est donné </text:span><text:span text:style-name="T41">(résolution ODE)</text:span></text:p>
        </text:list-item>
        <text:list-item>
          <text:p text:style-name="P62"><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65"><text:span text:style-name="T80">problèmes liés aux grandes déformations</text:span> <text:span text:style-name="T80">(</text:span>aliasing <text:span text:style-name="T156">excessif</text:span>, folding / <text:span text:style-name="T156">collapse / </text:span><text:soft-page-break/><text:span text:style-name="T156">auto-intersections locales</text:span>…<text:span text:style-name="T80">), </text:span><text:span text:style-name="T134">état de l'art</text:span><text:span text:style-name="T80">, détection / prévention / </text:span><text:span text:style-name="T193">traitement</text:span></text:p>
        </text:list-item>
      </text:list>
      <text:p text:style-name="P19"><text:span text:style-name="T98">Transition :</text:span><text:span text:style-name="T3"> ...</text:span></text:p>
      <text:list xml:id="list4291683696893524006" text:style-name="L6">
        <text:list-header>
          <text:p text:style-name="P68"/>
        </text:list-header>
      </text:list>
      <text:p text:style-name="P35"><text:span text:style-name="T164">3. </text:span><text:span text:style-name="T161">Généralisation </text:span><text:span text:style-name="T163">a</text:span><text:span text:style-name="T159">ux/</text:span><text:span text:style-name="T163">[</text:span><text:span text:style-name="T159">au suivi de</text:span><text:span text:style-name="T162">]</text:span><text:span text:style-name="T161"> surfaces régulières par morceaux de topologie quelconque</text:span><text:span text:style-name="T160"> </text:span></text:p>
      <text:p text:style-name="P20">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0">Pour cela :<text:span text:style-name="T1"> </text:span></text:p>
      <text:list xml:id="list6719678955713089397" text:style-name="L7">
        <text:list-item>
          <text:p text:style-name="P69">paramétrisation/<text:span text:style-name="T166">trimming</text:span> des faces "Huygens" </text:p>
          <text:list>
            <text:list-item>
              <text:p text:style-name="P70">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1">sommets <text:span text:style-name="T95">(</text:span>polygone sphérique découpé en quad<text:span text:style-name="T96">s</text:span> (seulement si vitesse uniforme), (trimmed) l<text:span text:style-name="T97">ong-lat</text:span> rectangle <text:span text:style-name="T151">["</text:span><text:span text:style-name="T138">Filling Polygonal Holes with Rectangular Patches</text:span><text:span text:style-name="T151">", Hahn </text:span><text:span text:style-name="T153">(?)</text:span><text:span text:style-name="T151">]</text:span><text:span text:style-name="T199">)</text:span></text:p>
            </text:list-item>
          </text:list>
        </text:list-item>
        <text:list-item>
          <text:p text:style-name="P66"><text:span text:style-name="T169">détection/tracé des </text:span>intersections <text:span text:style-name="T168">face-face </text:span></text:p>
          <text:list>
            <text:list-item>
              <text:p text:style-name="P51">état de l'art <text:span text:style-name="T237">intersection de surfaces paramétriques</text:span></text:p>
            </text:list-item>
            <text:list-item>
              <text:p text:style-name="P72">adaptation de l'approche Hohmeyer (Chebyshev/Bernstein)</text:p>
            </text:list-item>
          </text:list>
        </text:list-item>
        <text:list-item>
          <text:p text:style-name="P73">reconstruction <text:span text:style-name="T170">faces trimmées et topologie </text:span>BREP</text:p>
        </text:list-item>
        <text:list-item>
          <text:p text:style-name="P67">validation <text:span text:style-name="T177">sur </text:span>cas <text:span text:style-name="T157">de référence</text:span> <text:span text:style-name="T157">(</text:span><text:span text:style-name="T52">convergence position, aire, volume</text:span><text:span text:style-name="T55">)</text:span></text:p>
          <text:list>
            <text:list-item>
              <text:p text:style-name="P67"><text:span text:style-name="T157">sans faces trimmées </text:span>(→<text:span text:style-name="T157"> quadrature Clenshaw Curtis</text:span>) <text:span text:style-name="T157">(vortex, cube en expansion, </text:span><text:span text:style-name="T194">vitesse normale non-uniforme</text:span><text:span text:style-name="T157">)</text:span></text:p>
            </text:list-item>
            <text:list-item>
              <text:p text:style-name="P79">avec faces trimmées (extension quadrature?) <text:span text:style-name="T190">(zalesak, cone-cyl, ...)</text:span></text:p>
            </text:list-item>
          </text:list>
        </text:list-item>
      </text:list>
      <text:p text:style-name="P21">Transition :<text:span text:style-name="T1"> ...</text:span></text:p>
      <text:p text:style-name="P22"/>
      <text:p text:style-name="P33"><text:span text:style-name="T197">4. D</text:span>éformation de maillage surfacique <text:span text:style-name="T176">[</text:span><text:span text:style-name="T173">pour </text:span><text:span text:style-name="T174">des simulations</text:span><text:span text:style-name="T173"> EF/VF</text:span><text:span text:style-name="T175">]</text:span></text:p>
      <text:p text:style-name="P21">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text:span><text:span text:style-name="T5">Propososer une stratr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1">Pour cela :<text:span text:style-name="T1"> </text:span></text:p>
      <text:list xml:id="list5619519815717734387" text:style-name="L8">
        <text:list-item>
          <text:p text:style-name="P52"><text:span text:style-name="T1">état de l'art </text:span><text:span text:style-name="T30">des méthodes d</text:span><text:span text:style-name="T38">e simulation en présence de frontières mobiles/déformables </text:span><text:span text:style-name="T1">: </text:span></text:p>
          <text:list>
            <text:list-item>
              <text:p text:style-name="P53">maillage fluide conformant à l'interface</text:p>
              <text:list>
                <text:list-item>
                  <text:p text:style-name="P56"><text:span text:style-name="T212">1 seul maillage body-fitted </text:span><text:span text:style-name="T214">avec formulation </text:span><text:span text:style-name="T211">ALE </text:span><text:span text:style-name="T213">(</text:span><text:span text:style-name="T211">frontière = maillage de l'interface, intérieur déformé de façon arbitraire</text:span><text:span text:style-name="T213">)</text:span></text:p>
                </text:list-item>
                <text:list-item>
                  <text:p text:style-name="P54"><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de maillage 3d pour les géométries complexes (e.g. hyper-sustentateurs), et </text:span><text:soft-page-break/><text:span text:style-name="T72">évite de déformer un maillage 3d, mais </text:span><text:span text:style-name="T71">limité aux mouvements rigides</text:span><text:span text:style-name="T74"> (?)</text:span><text:span text:style-name="T71">)</text:span></text:p>
                </text:list-item>
              </text:list>
            </text:list-item>
            <text:list-item>
              <text:p text:style-name="P55">maillage <text:span text:style-name="T71">fluide </text:span>non conformant à l'interface : immersed/<text:span text:style-name="T208">embedded</text:span> boundary method <text:span text:style-name="T223">["</text:span><text:span text:style-name="T84">The immersed boundary method</text:span><text:span text:style-name="T223">", Peskin (2002)]</text:span> : <text:span text:style-name="T208">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8">",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2"><text:span text:style-name="T229">→</text:span><text:span text:style-name="T230"> </text:span><text:span text:style-name="T228">on se concentre sur le cas {1 maillage body-fitted en ALE, i.e. à connectivité fixe} (on ne s'occupe que de la frontière)</text:span></text:p>
      <text:list xml:id="list6453607636879080389" text:style-name="L9">
        <text:list-item>
          <text:p text:style-name="P74"><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75"><text:span text:style-name="T195">Hypergraphe</text:span><text:span text:style-name="T49"> </text:span><text:span text:style-name="T53">+ s</text:span><text:span text:style-name="T54">moothing amélioré (projection sur hyperface/hyperedge)</text:span></text:p>
        </text:list-item>
        <text:list-item>
          <text:p text:style-name="P80"><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1">Transition :<text:span text:style-name="T1"> ...</text:span></text:p>
      <text:p text:style-name="P22"/>
      <text:p text:style-name="P34"><text:span text:style-name="T197">5. </text:span>Application à la simulation de la combustion/<text:span text:style-name="T172">régression</text:span> de propergol solide</text:p>
      <text:p text:style-name="P21">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1">Pour cela :<text:span text:style-name="T1"> </text:span></text:p>
      <text:list xml:id="list3141408448482547033" text:style-name="L10">
        <text:list-item>
          <text:p text:style-name="P60">contexte rapide propulsion solide, enjeux, difficultés</text:p>
        </text:list-item>
        <text:list-item>
          <text:p text:style-name="P82"><text:span text:style-name="T1">configuration, </text:span><text:span text:style-name="T12">méthodologie de "couplage" </text:span><text:span text:style-name="T15">et de déformation de maillage volumique</text:span></text:p>
        </text:list-item>
        <text:list-item>
          <text:p text:style-name="P81"><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2"><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1" text:outline-level="1">Discussion</text:h>
      <text:p text:style-name="P6">Analyse critique de l'étude</text:p>
      <text:p text:style-name="P10"/>
      <text:h text:style-name="P91" text:outline-level="1">Conclusion/<text:span text:style-name="T235">Perspectives</text:span></text:h>
      <text:h text:style-name="P91" text:outline-level="1">Annexes</text:h>
      <text:p text:style-name="P8"/>
      <text:h text:style-name="P92" text:outline-level="1">Argument<text:span text:style-name="T192">ation</text:span></text:h>
      <text:h text:style-name="P93" text:outline-level="3">Type de problèmes visés, <text:span text:style-name="T185">motivation high-order et BREP</text:span></text:h>
      <text:p text:style-name="P43">Focus sur <text:span text:style-name="T101">la propagation – dans un champ de vitesse continu en module (mais pas nécessairement en direction) – de </text:span>surfaces régulières par morceaux <text:span text:style-name="T167">(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78">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6"><text:span text:style-name="T179">L</text:span><text:span text:style-name="T180">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5"><text:span text:style-name="T234">[On se limite à des surfaces qui sont des variétés topologiques</text:span><text:span text:style-name="T234"><text:note text:id="ftn1" text:note-class="footnote"><text:note-citation>1</text:note-citation><text:note-body><text:p text:style-name="P48">Et même différentielles.</text:p></text:note-body></text:note></text:span><text:span text:style-name="T234">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2">["</text:span><text:span text:style-name="T140">Non-manifold boundary representation for solid modeling</text:span><text:span text:style-name="T113">", Gueorguieva </text:span><text:span text:style-name="T143">(1994)]</text:span><text:span text:style-name="T191">), on pourrait donc généraliser notre méthode également.] → conclusion/perspectives ?</text:span></text:p>
      <text:p text:style-name="P15"/>
      <text:h text:style-name="P94" text:outline-level="3">Traitement des différentes entités BREP dans la construction de l'EdB</text:h>
      <text:p text:style-name="P37">Puisque la vitesse normale est continue (par hypothèse), le rayon des boules évolue aussi continue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1">(à développer…)</text:span></text:p>
      <text:p text:style-name="P38"/>
      <text:h text:style-name="P93" text:outline-level="3">Choix de l<text:span text:style-name="T188">a méthode numérique</text:span> (méthode pseudo-spectrale de suivi lagrangien)</text:h>
      <text:p text:style-name="P39">[…]</text:p>
      <text:p text:style-name="P40"><text:soft-page-break/></text:p>
      <text:h text:style-name="P93" text:outline-level="3">Choix des fonctions de base</text:h>
      <text:p text:style-name="P24"><text:span text:style-name="T146">H</text:span><text:span text:style-name="T113">armoniques sphériques pour surfaces de genre 0 </text:span><text:span text:style-name="T147">et sans bord </text:span><text:span text:style-name="T113">(sphères topologiques), </text:span><text:span text:style-name="T148">polynômes trigonométriques</text:span><text:span text:style-name="T113"> pour </text:span><text:span text:style-name="T145">tores topologiques (+ méthode de continuation de Bruno pour les disques topologiques)</text:span><text:span text:style-name="T105"> </text:span>→<text:span text:style-name="T94"> limitations topologiques/géométriques (régularité globale)</text:span></text:p>
      <text:p text:style-name="P25"><text:span text:style-name="T106">Polynômes algébriques (en produit tensoriel) </text:span>adapté<text:span text:style-name="T106">s</text:span> aux carreaux paramétriques, <text:span text:style-name="T189">donc plus</text:span> pratique<text:span text:style-name="T189">s</text:span>/flexible<text:span text:style-name="T189">s</text:span> pour traiter des géométries piecewise smooth et de topologie arbitraire <text:span text:style-name="T189">en utilisant le formalisme BREP</text:span>. </text:p>
      <text:p text:style-name="P11">Bernstein traditionnellement utilisé en CAO (<text:span text:style-name="T110">pratique pour la détection des intersections grâce la propriété d'enveloppe convexe, </text:span>etc)</text:p>
      <text:p text:style-name="P88"><text:span text:style-name="T215">On choisit Chebyshev : </text:span><text:span text:style-name="T216">orthogonal</text:span><text:span text:style-name="T215">ité</text:span><text:span text:style-name="T216"> (LS fitting, aspect multirésolution, élévation/réduction de degré + quasi-optimalité minimax), </text:span><text:span text:style-name="T215">évaluation moins coûteuse</text:span><text:span text:style-name="T216"> (Clenshaw </text:span><text:span text:style-name="T217">O(n) vs deCasteljau O(n²)</text:span><text:span text:style-name="T216">, FFT </text:span><text:span text:style-name="T218">O(n logn)</text:span><text:span text:style-name="T216">), points de collocations/marqueurs </text:span><text:span text:style-name="T219">sur</text:span><text:span text:style-name="T216"> la surface (plus simple pour le suivi lagrangien). (</text:span><text:span text:style-name="T215">Pour les intersections, o</text:span><text:span text:style-name="T216">n peut changer de base </text:span><text:span text:style-name="T154">[Rababah (2003)]</text:span><text:span text:style-name="T215"> </text:span><text:span text:style-name="T216">pour cette étape </text:span><text:span text:style-name="T215">si le degré des polynômes reste modeste</text:span><text:span text:style-name="T216">, sinon on développe une heuristique pour construire simplement des volumes englobants à partir des coeffs de Chebyshev). (Chebyshev également utilisé en CAO pour la réduction ou l'élévation de degré </text:span><text:span text:style-name="T154">[lachance1988]</text:span><text:span text:style-name="T216"> et le rendu </text:span><text:span text:style-name="T154">[</text:span><text:span text:style-name="T113">campagna1997</text:span><text:span text:style-name="T154">]</text:span><text:span text:style-name="T216">)</text:span></text:p>
      <text:p text:style-name="P26">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27">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24"/>
      <text:h text:style-name="P93" text:outline-level="3">Robustesse/<text:span text:style-name="T104">Précision</text:span> des intersections <text:span text:style-name="T238">tangentielles</text:span> </text:h>
      <text:p text:style-name="P28">Calculer précisément <text:span text:style-name="T104">et avec robustesse </text:span>des intersections tangentielles peut être fastidieux (en particulier avec des surfaces paramétriques polynomiales de degré e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8"/>
      <text:p text:style-name="P45"><text:span text:style-name="T210">&lt; </text:span>interface <text:span text:style-name="T158">fluide-fluide</text:span></text:p>
      <text:p text:style-name="P1"><text:span text:style-name="T204">D</text:span>ifférentes <text:span text:style-name="T201">représentations pour l'interface </text:span>:</text:p>
      <text:list xml:id="list4276465070722706515" text:style-name="L11">
        <text:list-item>
          <text:p text:style-name="P83">implicite <text:span text:style-name="T202">(fonction de phase)</text:span></text:p>
          <text:list>
            <text:list-item>
              <text:p text:style-name="P84">ex : <text:span text:style-name="T93">level-set, VOF, interfaces diffuses</text:span></text:p>
            </text:list-item>
            <text:list-item>
              <text:p text:style-name="P85">+ : formulation simple, directement généralisable à n dimensions <text:span text:style-name="T203">(un peu plus complexe pour VOF)</text:span>, supporte naturellement les changements topologiques de l'interface (reconnexion, détachement)</text:p>
            </text:list-item>
            <text:list-item>
              <text:p text:style-name="P85">- : faible résolution, <text:span text:style-name="T202">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86">explicite <text:span text:style-name="T202">(marqueurs, maillage)</text:span></text:p>
          <text:list>
            <text:list-item>
              <text:p text:style-name="P84">ex : <text:span text:style-name="T198">front tracking, face-offsetting</text:span>[<text:span text:style-name="T198">, high-order ?</text:span>]</text:p>
            </text:list-item>
            <text:list-item>
              <text:p text:style-name="P85">+ : fine résolution, application directe et précise <text:span text:style-name="T202">des conditions aux limites</text:span></text:p>
            </text:list-item>
            <text:list-item>
              <text:p text:style-name="P85">- : <text:span text:style-name="T202">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0">&lt; </text:span>interface <text:span text:style-name="T158">fluide-structure</text:span></text:p>
      <text:list xml:id="list3229525721940771270" text:style-name="L12">
        <text:list-item>
          <text:p text:style-name="P87">maillage conformant à l'interface</text:p>
          <text:list>
            <text:list-item>
              <text:p text:style-name="P87">1 seul maillage body-fitted, déformé pour suivre le mouvement de l'interface</text:p>
              <text:list>
                <text:list-item>
                  <text:p text:style-name="P87">+ : </text:p>
                </text:list-item>
                <text:list-item>
                  <text:p text:style-name="P87">- : </text:p>
                </text:list-item>
              </text:list>
            </text:list-item>
            <text:list-item>
              <text:p text:style-name="P87">Chimère : maillages body-fitted <text:span text:style-name="T209">locaux </text:span>(1 par corps) qui se superposent</text:p>
              <text:list>
                <text:list-item>
                  <text:p text:style-name="P87">+ : facilite la génération de maillage</text:p>
                </text:list-item>
                <text:list-item>
                  <text:p text:style-name="P87">- : limité aux déplacements rigides (?)</text:p>
                </text:list-item>
              </text:list>
            </text:list-item>
          </text:list>
        </text:list-item>
        <text:list-item>
          <text:p text:style-name="P87">maillage non conformant à l'interface</text:p>
          <text:list>
            <text:list-item>
              <text:p text:style-name="P76"><text:span text:style-name="T205">immersed/</text:span><text:span text:style-name="T206">embedded</text:span><text:span text:style-name="T205"> boundary method : </text:span><text:span text:style-name="T206">fluide traité de façon eulérienne (maillage fixe), interface représentée soit implicitement soir explicitement</text:span></text:p>
              <text:list>
                <text:list-item>
                  <text:p text:style-name="P87">+ : facilite la génération de maillage</text:p>
                </text:list-item>
                <text:list-item>
                  <text:p text:style-name="P76"><text:span text:style-name="T205">- : traitement des condtions aux limites </text:span><text:span text:style-name="T207">(discrete/continuous forcing) </text:span><text:span text:style-name="T205">et des parois (e.g. écoulements à haut Re)</text:span></text:p>
                </text:list-item>
              </text:list>
            </text:list-item>
          </text:list>
        </text:list-item>
      </text:list>
      <text:p text:style-name="P4">&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0-16T15:28:40.184195917</dc:date>
    <dc:creator>Bastien Andrieu</dc:creator>
    <meta:editing-duration>P5DT7H11M25S</meta:editing-duration>
    <meta:editing-cycles>457</meta:editing-cycles>
    <meta:generator>LibreOffice/5.0.6.2$Linux_X86_64 LibreOffice_project/00$Build-2</meta:generator>
    <meta:document-statistic meta:table-count="0" meta:image-count="0" meta:object-count="0" meta:page-count="7" meta:paragraph-count="122" meta:word-count="2301" meta:character-count="16196" meta:non-whitespace-character-count="14051"/>
  </office:meta>
</office:document-meta>
</file>